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efixVersionStrategy.AbstractPrefixVersionStrategy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efixVersionStrategy.removeVersion( String requestPath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efixVersionStrategy.addVersion( String path ,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efixVersionStrategy.extractVersion( String reques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